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table:number-columns-spanned="4" table:number-rows-spanned="1">
            <text:p>列車センサ予算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 table:number-columns-repeated="2"/>
          <table:table-cell office:value-type="string">
            <text:p>金額</text:p>
          </table:table-cell>
          <table:table-cell office:value-type="string">
            <text:p>個数</text:p>
          </table:table-cell>
          <table:table-cell office:value-type="string">
            <text:p>小計</text:p>
          </table:table-cell>
        </table:table-row>
        <table:table-row table:style-name="ro2">
          <table:table-cell/>
          <table:table-cell office:value-type="string">
            <text:p>フォトリフレクタ(TPR-105F)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C4]*[.D4]" office:value-type="float" office:value="2000">
            <text:p>2000</text:p>
          </table:table-cell>
        </table:table-row>
        <table:table-row table:style-name="ro2">
          <table:table-cell/>
          <table:table-cell office:value-type="string">
            <text:p>ダイオード(MA125)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C5]*[.D5]"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抵抗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C6]*[.D6]" office:value-type="float" office:value="250">
            <text:p>250</text:p>
          </table:table-cell>
        </table:table-row>
        <table:table-row table:style-name="ro1">
          <table:table-cell/>
          <table:table-cell table:style-name="ce1" office:value-type="string" table:number-columns-spanned="3" table:number-rows-spanned="1">
            <text:p>合計</text:p>
          </table:table-cell>
          <table:covered-table-cell table:style-name="ce1"/>
          <table:covered-table-cell table:style-name="ce1"/>
          <table:table-cell table:style-name="ce1" table:formula="of:=SUM([.E4:.E6])" office:value-type="float" office:value="2750">
            <text:p>275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2011/06/28</text:date>, <text:time>02:22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soru tarou</meta:initial-creator>
    <meta:creation-date>2011-06-26T10:57:53.66</meta:creation-date>
    <dc:date>2011-06-28T02:22:12.43</dc:date>
    <dc:creator>sosoru tarou</dc:creator>
    <meta:editing-duration>PT39H24M19S</meta:editing-duration>
    <meta:editing-cycles>2</meta:editing-cycles>
    <meta:generator>OpenOffice.org/3.2$Win32 OpenOffice.org_project/320m18$Build-9502</meta:generator>
    <meta:document-statistic meta:table-count="3" meta:cell-count="18" meta:object-count="0"/>
  </office:meta>
</office:document-meta>
</file>